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d</text:p>
          </table:table-cell>
        </table:table-row>
        <table:table-row table:style-name="ro1">
          <table:table-cell table:style-name="ce2" table:number-columns-repeated="3"/>
        </table:table-row>
        <table:table-row table:style-name="ro1">
          <table:table-cell office:value-type="string" calcext:value-type="string">
            <text:p>ABCC1</text:p>
          </table:table-cell>
          <table:table-cell office:value-type="float" office:value="9.9156585" calcext:value-type="float">
            <text:p>9.9156585</text:p>
          </table:table-cell>
          <table:table-cell office:value-type="float" office:value="11.2575889" calcext:value-type="float">
            <text:p>11.2575889</text:p>
          </table:table-cell>
        </table:table-row>
        <table:table-row table:style-name="ro1">
          <table:table-cell office:value-type="string" calcext:value-type="string">
            <text:p>ABL1</text:p>
          </table:table-cell>
          <table:table-cell office:value-type="float" office:value="12.0127791" calcext:value-type="float">
            <text:p>12.0127791</text:p>
          </table:table-cell>
          <table:table-cell office:value-type="float" office:value="5.5198026" calcext:value-type="float">
            <text:p>5.5198026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float" office:value="133.4708304" calcext:value-type="float">
            <text:p>133.4708304</text:p>
          </table:table-cell>
          <table:table-cell office:value-type="float" office:value="66.1619172" calcext:value-type="float">
            <text:p>66.1619172</text:p>
          </table:table-cell>
        </table:table-row>
        <table:table-row table:style-name="ro1">
          <table:table-cell office:value-type="string" calcext:value-type="string">
            <text:p>ACTB</text:p>
          </table:table-cell>
          <table:table-cell office:value-type="float" office:value="2560.1075246" calcext:value-type="float">
            <text:p>2560.1075246</text:p>
          </table:table-cell>
          <table:table-cell office:value-type="float" office:value="1349.8421668" calcext:value-type="float">
            <text:p>1349.8421668</text:p>
          </table:table-cell>
        </table:table-row>
        <table:table-row table:style-name="ro1">
          <table:table-cell office:value-type="string" calcext:value-type="string">
            <text:p>ACTL6A</text:p>
          </table:table-cell>
          <table:table-cell office:value-type="float" office:value="46.4661988" calcext:value-type="float">
            <text:p>46.4661988</text:p>
          </table:table-cell>
          <table:table-cell office:value-type="float" office:value="31.574509" calcext:value-type="float">
            <text:p>31.574509</text:p>
          </table:table-cell>
        </table:table-row>
        <table:table-row table:style-name="ro1">
          <table:table-cell office:value-type="string" calcext:value-type="string">
            <text:p>ACTR1A</text:p>
          </table:table-cell>
          <table:table-cell office:value-type="float" office:value="99.5359634" calcext:value-type="float">
            <text:p>99.5359634</text:p>
          </table:table-cell>
          <table:table-cell office:value-type="float" office:value="42.4219177" calcext:value-type="float">
            <text:p>42.4219177</text:p>
          </table:table-cell>
        </table:table-row>
        <table:table-row table:style-name="ro1">
          <table:table-cell office:value-type="string" calcext:value-type="string">
            <text:p>ACTR5</text:p>
          </table:table-cell>
          <table:table-cell office:value-type="float" office:value="10.2875414" calcext:value-type="float">
            <text:p>10.2875414</text:p>
          </table:table-cell>
          <table:table-cell office:value-type="float" office:value="4.5385335" calcext:value-type="float">
            <text:p>4.5385335</text:p>
          </table:table-cell>
        </table:table-row>
        <table:table-row table:style-name="ro1">
          <table:table-cell office:value-type="string" calcext:value-type="string">
            <text:p>ACTR8</text:p>
          </table:table-cell>
          <table:table-cell office:value-type="float" office:value="28.7862661" calcext:value-type="float">
            <text:p>28.7862661</text:p>
          </table:table-cell>
          <table:table-cell office:value-type="float" office:value="10.8384533" calcext:value-type="float">
            <text:p>10.8384533</text:p>
          </table:table-cell>
        </table:table-row>
        <table:table-row table:style-name="ro1">
          <table:table-cell office:value-type="string" calcext:value-type="string">
            <text:p>AEN</text:p>
          </table:table-cell>
          <table:table-cell office:value-type="float" office:value="60.2875266" calcext:value-type="float">
            <text:p>60.2875266</text:p>
          </table:table-cell>
          <table:table-cell office:value-type="float" office:value="37.7906474" calcext:value-type="float">
            <text:p>37.7906474</text:p>
          </table:table-cell>
        </table:table-row>
        <table:table-row table:style-name="ro1">
          <table:table-cell office:value-type="string" calcext:value-type="string">
            <text:p>AHCYL1</text:p>
          </table:table-cell>
          <table:table-cell office:value-type="float" office:value="100.2720611" calcext:value-type="float">
            <text:p>100.2720611</text:p>
          </table:table-cell>
          <table:table-cell office:value-type="float" office:value="113.2229749" calcext:value-type="float">
            <text:p>113.2229749</text:p>
          </table:table-cell>
        </table:table-row>
        <table:table-row table:style-name="ro1">
          <table:table-cell office:value-type="string" calcext:value-type="string">
            <text:p>ALKBH1</text:p>
          </table:table-cell>
          <table:table-cell office:value-type="float" office:value="6.1714078" calcext:value-type="float">
            <text:p>6.1714078</text:p>
          </table:table-cell>
          <table:table-cell office:value-type="float" office:value="1.9509451" calcext:value-type="float">
            <text:p>1.9509451</text:p>
          </table:table-cell>
        </table:table-row>
        <table:table-row table:style-name="ro1">
          <table:table-cell office:value-type="string" calcext:value-type="string">
            <text:p>ALKBH2</text:p>
          </table:table-cell>
          <table:table-cell office:value-type="float" office:value="62.2244675" calcext:value-type="float">
            <text:p>62.2244675</text:p>
          </table:table-cell>
          <table:table-cell office:value-type="float" office:value="41.6415225" calcext:value-type="float">
            <text:p>41.6415225</text:p>
          </table:table-cell>
        </table:table-row>
        <table:table-row table:style-name="ro1">
          <table:table-cell office:value-type="string" calcext:value-type="string">
            <text:p>ALKBH3</text:p>
          </table:table-cell>
          <table:table-cell office:value-type="float" office:value="8.3438959" calcext:value-type="float">
            <text:p>8.3438959</text:p>
          </table:table-cell>
          <table:table-cell office:value-type="float" office:value="4.0129168" calcext:value-type="float">
            <text:p>4.0129168</text:p>
          </table:table-cell>
        </table:table-row>
        <table:table-row table:style-name="ro1">
          <table:table-cell office:value-type="string" calcext:value-type="string">
            <text:p>AMN1</text:p>
          </table:table-cell>
          <table:table-cell office:value-type="float" office:value="3.528384" calcext:value-type="float">
            <text:p>3.528384</text:p>
          </table:table-cell>
          <table:table-cell office:value-type="float" office:value="2.5386267" calcext:value-type="float">
            <text:p>2.5386267</text:p>
          </table:table-cell>
        </table:table-row>
        <table:table-row table:style-name="ro1">
          <table:table-cell office:value-type="string" calcext:value-type="string">
            <text:p>ANAPC2</text:p>
          </table:table-cell>
          <table:table-cell office:value-type="float" office:value="59.5302663" calcext:value-type="float">
            <text:p>59.5302663</text:p>
          </table:table-cell>
          <table:table-cell office:value-type="float" office:value="28.7234212" calcext:value-type="float">
            <text:p>28.7234212</text:p>
          </table:table-cell>
        </table:table-row>
        <table:table-row table:style-name="ro1">
          <table:table-cell office:value-type="string" calcext:value-type="string">
            <text:p>ANKRD17</text:p>
          </table:table-cell>
          <table:table-cell office:value-type="float" office:value="11.3671667" calcext:value-type="float">
            <text:p>11.3671667</text:p>
          </table:table-cell>
          <table:table-cell office:value-type="float" office:value="5.2740509" calcext:value-type="float">
            <text:p>5.2740509</text:p>
          </table:table-cell>
        </table:table-row>
        <table:table-row table:style-name="ro1">
          <table:table-cell office:value-type="string" calcext:value-type="string">
            <text:p>ANKRD28</text:p>
          </table:table-cell>
          <table:table-cell office:value-type="float" office:value="5.7000596" calcext:value-type="float">
            <text:p>5.7000596</text:p>
          </table:table-cell>
          <table:table-cell office:value-type="float" office:value="4.3238997" calcext:value-type="float">
            <text:p>4.3238997</text:p>
          </table:table-cell>
        </table:table-row>
        <table:table-row table:style-name="ro1">
          <table:table-cell office:value-type="string" calcext:value-type="string">
            <text:p>ANKRD44</text:p>
          </table:table-cell>
          <table:table-cell office:value-type="float" office:value="0.928547" calcext:value-type="float">
            <text:p>0.928547</text:p>
          </table:table-cell>
          <table:table-cell office:value-type="float" office:value="1.0923955" calcext:value-type="float">
            <text:p>1.0923955</text:p>
          </table:table-cell>
        </table:table-row>
        <table:table-row table:style-name="ro1">
          <table:table-cell office:value-type="string" calcext:value-type="string">
            <text:p>ANKRD52</text:p>
          </table:table-cell>
          <table:table-cell office:value-type="float" office:value="67.7536708" calcext:value-type="float">
            <text:p>67.7536708</text:p>
          </table:table-cell>
          <table:table-cell office:value-type="float" office:value="35.3097476" calcext:value-type="float">
            <text:p>35.3097476</text:p>
          </table:table-cell>
        </table:table-row>
        <table:table-row table:style-name="ro1">
          <table:table-cell office:value-type="string" calcext:value-type="string">
            <text:p>APEX1</text:p>
          </table:table-cell>
          <table:table-cell office:value-type="float" office:value="1187.7093146" calcext:value-type="float">
            <text:p>1187.7093146</text:p>
          </table:table-cell>
          <table:table-cell office:value-type="float" office:value="553.4173121" calcext:value-type="float">
            <text:p>553.4173121</text:p>
          </table:table-cell>
        </table:table-row>
        <table:table-row table:style-name="ro1">
          <table:table-cell office:value-type="string" calcext:value-type="string">
            <text:p>APEX2</text:p>
          </table:table-cell>
          <table:table-cell office:value-type="float" office:value="82.7821891" calcext:value-type="float">
            <text:p>82.7821891</text:p>
          </table:table-cell>
          <table:table-cell office:value-type="float" office:value="40.4155406" calcext:value-type="float">
            <text:p>40.4155406</text:p>
          </table:table-cell>
        </table:table-row>
        <table:table-row table:style-name="ro1">
          <table:table-cell office:value-type="string" calcext:value-type="string">
            <text:p>APITD1</text:p>
          </table:table-cell>
          <table:table-cell office:value-type="float" office:value="5.524372" calcext:value-type="float">
            <text:p>5.524372</text:p>
          </table:table-cell>
          <table:table-cell office:value-type="float" office:value="3.3299473" calcext:value-type="float">
            <text:p>3.3299473</text:p>
          </table:table-cell>
        </table:table-row>
        <table:table-row table:style-name="ro1">
          <table:table-cell office:value-type="string" calcext:value-type="string">
            <text:p>APLF</text:p>
          </table:table-cell>
          <table:table-cell office:value-type="float" office:value="0.4128612" calcext:value-type="float">
            <text:p>0.4128612</text:p>
          </table:table-cell>
          <table:table-cell office:value-type="float" office:value="0.3053065" calcext:value-type="float">
            <text:p>0.3053065</text:p>
          </table:table-cell>
        </table:table-row>
        <table:table-row table:style-name="ro1">
          <table:table-cell office:value-type="string" calcext:value-type="string">
            <text:p>APTX</text:p>
          </table:table-cell>
          <table:table-cell office:value-type="float" office:value="10.4260236" calcext:value-type="float">
            <text:p>10.4260236</text:p>
          </table:table-cell>
          <table:table-cell office:value-type="float" office:value="4.394213" calcext:value-type="float">
            <text:p>4.394213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5.9202354" calcext:value-type="float">
            <text:p>5.9202354</text:p>
          </table:table-cell>
          <table:table-cell office:value-type="float" office:value="10.216481" calcext:value-type="float">
            <text:p>10.216481</text:p>
          </table:table-cell>
        </table:table-row>
        <table:table-row table:style-name="ro1">
          <table:table-cell office:value-type="string" calcext:value-type="string">
            <text:p>ARID1A</text:p>
          </table:table-cell>
          <table:table-cell office:value-type="float" office:value="29.1654552" calcext:value-type="float">
            <text:p>29.1654552</text:p>
          </table:table-cell>
          <table:table-cell office:value-type="float" office:value="14.4239623" calcext:value-type="float">
            <text:p>14.4239623</text:p>
          </table:table-cell>
        </table:table-row>
        <table:table-row table:style-name="ro1">
          <table:table-cell office:value-type="string" calcext:value-type="string">
            <text:p>ARID1B</text:p>
          </table:table-cell>
          <table:table-cell office:value-type="float" office:value="3.7128116" calcext:value-type="float">
            <text:p>3.7128116</text:p>
          </table:table-cell>
          <table:table-cell office:value-type="float" office:value="1.6604011" calcext:value-type="float">
            <text:p>1.6604011</text:p>
          </table:table-cell>
        </table:table-row>
        <table:table-row table:style-name="ro1">
          <table:table-cell office:value-type="string" calcext:value-type="string">
            <text:p>ARID2</text:p>
          </table:table-cell>
          <table:table-cell office:value-type="float" office:value="4.1231705" calcext:value-type="float">
            <text:p>4.1231705</text:p>
          </table:table-cell>
          <table:table-cell office:value-type="float" office:value="2.3986377" calcext:value-type="float">
            <text:p>2.3986377</text:p>
          </table:table-cell>
        </table:table-row>
        <table:table-row table:style-name="ro1">
          <table:table-cell office:value-type="string" calcext:value-type="string">
            <text:p>ARID3A</text:p>
          </table:table-cell>
          <table:table-cell office:value-type="float" office:value="3.4835378" calcext:value-type="float">
            <text:p>3.4835378</text:p>
          </table:table-cell>
          <table:table-cell office:value-type="float" office:value="5.5555688" calcext:value-type="float">
            <text:p>5.5555688</text:p>
          </table:table-cell>
        </table:table-row>
        <table:table-row table:style-name="ro1">
          <table:table-cell office:value-type="string" calcext:value-type="string">
            <text:p>ARPC4</text:p>
          </table:table-cell>
          <table:table-cell office:value-type="float" office:value="186.1809794" calcext:value-type="float">
            <text:p>186.1809794</text:p>
          </table:table-cell>
          <table:table-cell office:value-type="float" office:value="103.2431297" calcext:value-type="float">
            <text:p>103.2431297</text:p>
          </table:table-cell>
        </table:table-row>
        <table:table-row table:style-name="ro1">
          <table:table-cell office:value-type="string" calcext:value-type="string">
            <text:p>ASCC1</text:p>
          </table:table-cell>
          <table:table-cell office:value-type="float" office:value="4.3804132" calcext:value-type="float">
            <text:p>4.3804132</text:p>
          </table:table-cell>
          <table:table-cell office:value-type="float" office:value="2.0514087" calcext:value-type="float">
            <text:p>2.0514087</text:p>
          </table:table-cell>
        </table:table-row>
        <table:table-row table:style-name="ro1">
          <table:table-cell office:value-type="string" calcext:value-type="string">
            <text:p>ASCC3</text:p>
          </table:table-cell>
          <table:table-cell office:value-type="float" office:value="2.7202294" calcext:value-type="float">
            <text:p>2.7202294</text:p>
          </table:table-cell>
          <table:table-cell office:value-type="float" office:value="1.4970852" calcext:value-type="float">
            <text:p>1.4970852</text:p>
          </table:table-cell>
        </table:table-row>
        <table:table-row table:style-name="ro1">
          <table:table-cell office:value-type="string" calcext:value-type="string">
            <text:p>ASF1A</text:p>
          </table:table-cell>
          <table:table-cell office:value-type="float" office:value="29.7447223" calcext:value-type="float">
            <text:p>29.7447223</text:p>
          </table:table-cell>
          <table:table-cell office:value-type="float" office:value="15.1522368" calcext:value-type="float">
            <text:p>15.1522368</text:p>
          </table:table-cell>
        </table:table-row>
        <table:table-row table:style-name="ro1">
          <table:table-cell office:value-type="string" calcext:value-type="string">
            <text:p>ASF1B</text:p>
          </table:table-cell>
          <table:table-cell office:value-type="float" office:value="30.3602333" calcext:value-type="float">
            <text:p>30.3602333</text:p>
          </table:table-cell>
          <table:table-cell office:value-type="float" office:value="28.1225311" calcext:value-type="float">
            <text:p>28.1225311</text:p>
          </table:table-cell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26.1951466" calcext:value-type="float">
            <text:p>26.1951466</text:p>
          </table:table-cell>
          <table:table-cell office:value-type="float" office:value="22.7024631" calcext:value-type="float">
            <text:p>22.7024631</text:p>
          </table:table-cell>
        </table:table-row>
        <table:table-row table:style-name="ro1">
          <table:table-cell office:value-type="string" calcext:value-type="string">
            <text:p>ASNA1</text:p>
          </table:table-cell>
          <table:table-cell office:value-type="float" office:value="136.5458209" calcext:value-type="float">
            <text:p>136.5458209</text:p>
          </table:table-cell>
          <table:table-cell office:value-type="float" office:value="73.577058" calcext:value-type="float">
            <text:p>73.577058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float" office:value="2.321636" calcext:value-type="float">
            <text:p>2.321636</text:p>
          </table:table-cell>
          <table:table-cell office:value-type="float" office:value="2.8290405" calcext:value-type="float">
            <text:p>2.8290405</text:p>
          </table:table-cell>
        </table:table-row>
        <table:table-row table:style-name="ro1">
          <table:table-cell office:value-type="string" calcext:value-type="string">
            <text:p>ATF2</text:p>
          </table:table-cell>
          <table:table-cell office:value-type="float" office:value="10.3168034" calcext:value-type="float">
            <text:p>10.3168034</text:p>
          </table:table-cell>
          <table:table-cell office:value-type="float" office:value="4.1673888" calcext:value-type="float">
            <text:p>4.1673888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6.903511" calcext:value-type="float">
            <text:p>6.903511</text:p>
          </table:table-cell>
          <table:table-cell office:value-type="float" office:value="5.7674145" calcext:value-type="float">
            <text:p>5.7674145</text:p>
          </table:table-cell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.8683295" calcext:value-type="float">
            <text:p>4.8683295</text:p>
          </table:table-cell>
          <table:table-cell office:value-type="float" office:value="2.5295688" calcext:value-type="float">
            <text:p>2.5295688</text:p>
          </table:table-cell>
        </table:table-row>
        <table:table-row table:style-name="ro1">
          <table:table-cell office:value-type="string" calcext:value-type="string">
            <text:p>ATRIP</text:p>
          </table:table-cell>
          <table:table-cell office:value-type="float" office:value="13.9839055" calcext:value-type="float">
            <text:p>13.9839055</text:p>
          </table:table-cell>
          <table:table-cell office:value-type="float" office:value="7.8356545" calcext:value-type="float">
            <text:p>7.8356545</text:p>
          </table:table-cell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5.3630195" calcext:value-type="float">
            <text:p>5.3630195</text:p>
          </table:table-cell>
          <table:table-cell office:value-type="float" office:value="3.4792501" calcext:value-type="float">
            <text:p>3.4792501</text:p>
          </table:table-cell>
        </table:table-row>
        <table:table-row table:style-name="ro1">
          <table:table-cell office:value-type="string" calcext:value-type="string">
            <text:p>ATXN3</text:p>
          </table:table-cell>
          <table:table-cell office:value-type="float" office:value="7.855545" calcext:value-type="float">
            <text:p>7.855545</text:p>
          </table:table-cell>
          <table:table-cell office:value-type="float" office:value="4.018364" calcext:value-type="float">
            <text:p>4.018364</text:p>
          </table:table-cell>
        </table:table-row>
        <table:table-row table:style-name="ro1">
          <table:table-cell office:value-type="string" calcext:value-type="string">
            <text:p>ATXN7L3</text:p>
          </table:table-cell>
          <table:table-cell office:value-type="float" office:value="175.590053" calcext:value-type="float">
            <text:p>175.590053</text:p>
          </table:table-cell>
          <table:table-cell office:value-type="float" office:value="65.2917223" calcext:value-type="float">
            <text:p>65.2917223</text:p>
          </table:table-cell>
        </table:table-row>
        <table:table-row table:style-name="ro1">
          <table:table-cell office:value-type="string" calcext:value-type="string">
            <text:p>BABAM1</text:p>
          </table:table-cell>
          <table:table-cell office:value-type="float" office:value="103.4220903" calcext:value-type="float">
            <text:p>103.4220903</text:p>
          </table:table-cell>
          <table:table-cell office:value-type="float" office:value="53.5534565" calcext:value-type="float">
            <text:p>53.5534565</text:p>
          </table:table-cell>
        </table:table-row>
        <table:table-row table:style-name="ro1">
          <table:table-cell office:value-type="string" calcext:value-type="string">
            <text:p>BAP1</text:p>
          </table:table-cell>
          <table:table-cell office:value-type="float" office:value="189.0488403" calcext:value-type="float">
            <text:p>189.0488403</text:p>
          </table:table-cell>
          <table:table-cell office:value-type="float" office:value="81.9653984" calcext:value-type="float">
            <text:p>81.9653984</text:p>
          </table:table-cell>
        </table:table-row>
        <table:table-row table:style-name="ro1">
          <table:table-cell office:value-type="string" calcext:value-type="string">
            <text:p>BARD1</text:p>
          </table:table-cell>
          <table:table-cell office:value-type="float" office:value="1.1539104" calcext:value-type="float">
            <text:p>1.1539104</text:p>
          </table:table-cell>
          <table:table-cell office:value-type="float" office:value="1.0172644" calcext:value-type="float">
            <text:p>1.0172644</text:p>
          </table:table-cell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9.2351972" calcext:value-type="float">
            <text:p>9.2351972</text:p>
          </table:table-cell>
          <table:table-cell office:value-type="float" office:value="6.8894485" calcext:value-type="float">
            <text:p>6.8894485</text:p>
          </table:table-cell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27.6102519" calcext:value-type="float">
            <text:p>27.6102519</text:p>
          </table:table-cell>
          <table:table-cell office:value-type="float" office:value="9.2004376" calcext:value-type="float">
            <text:p>9.2004376</text:p>
          </table:table-cell>
        </table:table-row>
        <table:table-row table:style-name="ro1">
          <table:table-cell office:value-type="string" calcext:value-type="string">
            <text:p>BBC3</text:p>
          </table:table-cell>
          <table:table-cell office:value-type="float" office:value="21.685492" calcext:value-type="float">
            <text:p>21.685492</text:p>
          </table:table-cell>
          <table:table-cell office:value-type="float" office:value="18.234258" calcext:value-type="float">
            <text:p>18.234258</text:p>
          </table:table-cell>
        </table:table-row>
        <table:table-row table:style-name="ro1">
          <table:table-cell office:value-type="string" calcext:value-type="string">
            <text:p>BCAS2</text:p>
          </table:table-cell>
          <table:table-cell office:value-type="float" office:value="41.8443356" calcext:value-type="float">
            <text:p>41.8443356</text:p>
          </table:table-cell>
          <table:table-cell office:value-type="float" office:value="18.1206873" calcext:value-type="float">
            <text:p>18.1206873</text:p>
          </table:table-cell>
        </table:table-row>
        <table:table-row table:style-name="ro1">
          <table:table-cell office:value-type="string" calcext:value-type="string">
            <text:p>BCL2</text:p>
          </table:table-cell>
          <table:table-cell office:value-type="float" office:value="3.9230023" calcext:value-type="float">
            <text:p>3.9230023</text:p>
          </table:table-cell>
          <table:table-cell office:value-type="float" office:value="5.1965032" calcext:value-type="float">
            <text:p>5.1965032</text:p>
          </table:table-cell>
        </table:table-row>
        <table:table-row table:style-name="ro1">
          <table:table-cell office:value-type="string" calcext:value-type="string">
            <text:p>BCL2L1</text:p>
          </table:table-cell>
          <table:table-cell office:value-type="float" office:value="56.3309099" calcext:value-type="float">
            <text:p>56.3309099</text:p>
          </table:table-cell>
          <table:table-cell office:value-type="float" office:value="36.4785306" calcext:value-type="float">
            <text:p>36.4785306</text:p>
          </table:table-cell>
        </table:table-row>
        <table:table-row table:style-name="ro1">
          <table:table-cell office:value-type="string" calcext:value-type="string">
            <text:p>BCL2L11</text:p>
          </table:table-cell>
          <table:table-cell office:value-type="float" office:value="14.858758" calcext:value-type="float">
            <text:p>14.858758</text:p>
          </table:table-cell>
          <table:table-cell office:value-type="float" office:value="8.0748905" calcext:value-type="float">
            <text:p>8.0748905</text:p>
          </table:table-cell>
        </table:table-row>
        <table:table-row table:style-name="ro1">
          <table:table-cell office:value-type="string" calcext:value-type="string">
            <text:p>BCL3</text:p>
          </table:table-cell>
          <table:table-cell office:value-type="float" office:value="110.331024" calcext:value-type="float">
            <text:p>110.331024</text:p>
          </table:table-cell>
          <table:table-cell office:value-type="float" office:value="121.8703202" calcext:value-type="float">
            <text:p>121.8703202</text:p>
          </table:table-cell>
        </table:table-row>
        <table:table-row table:style-name="ro1">
          <table:table-cell office:value-type="string" calcext:value-type="string">
            <text:p>BEND3</text:p>
          </table:table-cell>
          <table:table-cell office:value-type="float" office:value="3.6803534" calcext:value-type="float">
            <text:p>3.6803534</text:p>
          </table:table-cell>
          <table:table-cell office:value-type="float" office:value="3.3859144" calcext:value-type="float">
            <text:p>3.3859144</text:p>
          </table:table-cell>
        </table:table-row>
        <table:table-row table:style-name="ro1">
          <table:table-cell office:value-type="string" calcext:value-type="string">
            <text:p>BLM</text:p>
          </table:table-cell>
          <table:table-cell office:value-type="float" office:value="2.0671775" calcext:value-type="float">
            <text:p>2.0671775</text:p>
          </table:table-cell>
          <table:table-cell office:value-type="float" office:value="1.9316991" calcext:value-type="float">
            <text:p>1.9316991</text:p>
          </table:table-cell>
        </table:table-row>
        <table:table-row table:style-name="ro1">
          <table:table-cell office:value-type="string" calcext:value-type="string">
            <text:p>BMPR2</text:p>
          </table:table-cell>
          <table:table-cell office:value-type="float" office:value="10.2620052" calcext:value-type="float">
            <text:p>10.2620052</text:p>
          </table:table-cell>
          <table:table-cell office:value-type="float" office:value="6.5277524" calcext:value-type="float">
            <text:p>6.5277524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float" office:value="4.3404548" calcext:value-type="float">
            <text:p>4.3404548</text:p>
          </table:table-cell>
          <table:table-cell office:value-type="float" office:value="3.2019724" calcext:value-type="float">
            <text:p>3.2019724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float" office:value="1.9950029" calcext:value-type="float">
            <text:p>1.9950029</text:p>
          </table:table-cell>
          <table:table-cell office:value-type="float" office:value="2.7074811" calcext:value-type="float">
            <text:p>2.7074811</text:p>
          </table:table-cell>
        </table:table-row>
        <table:table-row table:style-name="ro1">
          <table:table-cell office:value-type="string" calcext:value-type="string">
            <text:p>BRCC3</text:p>
          </table:table-cell>
          <table:table-cell office:value-type="float" office:value="10.1890075" calcext:value-type="float">
            <text:p>10.1890075</text:p>
          </table:table-cell>
          <table:table-cell office:value-type="float" office:value="5.9340553" calcext:value-type="float">
            <text:p>5.9340553</text:p>
          </table:table-cell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14.8219861" calcext:value-type="float">
            <text:p>14.8219861</text:p>
          </table:table-cell>
          <table:table-cell office:value-type="float" office:value="5.3053849" calcext:value-type="float">
            <text:p>5.3053849</text:p>
          </table:table-cell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21.0187943" calcext:value-type="float">
            <text:p>21.0187943</text:p>
          </table:table-cell>
          <table:table-cell office:value-type="float" office:value="11.0882464" calcext:value-type="float">
            <text:p>11.0882464</text:p>
          </table:table-cell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9.7834878" calcext:value-type="float">
            <text:p>9.7834878</text:p>
          </table:table-cell>
          <table:table-cell office:value-type="float" office:value="3.3716532" calcext:value-type="float">
            <text:p>3.3716532</text:p>
          </table:table-cell>
        </table:table-row>
        <table:table-row table:style-name="ro1">
          <table:table-cell office:value-type="string" calcext:value-type="string">
            <text:p>BRE</text:p>
          </table:table-cell>
          <table:table-cell office:value-type="float" office:value="1.8744036" calcext:value-type="float">
            <text:p>1.8744036</text:p>
          </table:table-cell>
          <table:table-cell office:value-type="float" office:value="1.0162277" calcext:value-type="float">
            <text:p>1.0162277</text:p>
          </table:table-cell>
        </table:table-row>
        <table:table-row table:style-name="ro1">
          <table:table-cell office:value-type="string" calcext:value-type="string">
            <text:p>BRIP1</text:p>
          </table:table-cell>
          <table:table-cell office:value-type="float" office:value="0.9011618" calcext:value-type="float">
            <text:p>0.9011618</text:p>
          </table:table-cell>
          <table:table-cell office:value-type="float" office:value="0.840478" calcext:value-type="float">
            <text:p>0.840478</text:p>
          </table:table-cell>
        </table:table-row>
        <table:table-row table:style-name="ro1">
          <table:table-cell office:value-type="string" calcext:value-type="string">
            <text:p>BRMS1</text:p>
          </table:table-cell>
          <table:table-cell office:value-type="float" office:value="141.2783699" calcext:value-type="float">
            <text:p>141.2783699</text:p>
          </table:table-cell>
          <table:table-cell office:value-type="float" office:value="106.3811495" calcext:value-type="float">
            <text:p>106.3811495</text:p>
          </table:table-cell>
        </table:table-row>
        <table:table-row table:style-name="ro1">
          <table:table-cell office:value-type="string" calcext:value-type="string">
            <text:p>BTG2</text:p>
          </table:table-cell>
          <table:table-cell office:value-type="float" office:value="828.4240652" calcext:value-type="float">
            <text:p>828.4240652</text:p>
          </table:table-cell>
          <table:table-cell office:value-type="float" office:value="1011.8012065" calcext:value-type="float">
            <text:p>1011.8012065</text:p>
          </table:table-cell>
        </table:table-row>
        <table:table-row table:style-name="ro1">
          <table:table-cell office:value-type="string" calcext:value-type="string">
            <text:p>C17orf53</text:p>
          </table:table-cell>
          <table:table-cell office:value-type="float" office:value="5.9796974" calcext:value-type="float">
            <text:p>5.9796974</text:p>
          </table:table-cell>
          <table:table-cell office:value-type="float" office:value="4.9615404" calcext:value-type="float">
            <text:p>4.9615404</text:p>
          </table:table-cell>
        </table:table-row>
        <table:table-row table:style-name="ro1">
          <table:table-cell office:value-type="string" calcext:value-type="string">
            <text:p>C17orf70</text:p>
          </table:table-cell>
          <table:table-cell office:value-type="float" office:value="69.6218238" calcext:value-type="float">
            <text:p>69.6218238</text:p>
          </table:table-cell>
          <table:table-cell office:value-type="float" office:value="34.4701229" calcext:value-type="float">
            <text:p>34.4701229</text:p>
          </table:table-cell>
        </table:table-row>
        <table:table-row table:style-name="ro1">
          <table:table-cell office:value-type="string" calcext:value-type="string">
            <text:p>C19orf40</text:p>
          </table:table-cell>
          <table:table-cell office:value-type="float" office:value="9.9137519" calcext:value-type="float">
            <text:p>9.9137519</text:p>
          </table:table-cell>
          <table:table-cell office:value-type="float" office:value="8.0498239" calcext:value-type="float">
            <text:p>8.0498239</text:p>
          </table:table-cell>
        </table:table-row>
        <table:table-row table:style-name="ro1">
          <table:table-cell office:value-type="string" calcext:value-type="string">
            <text:p>C1orf86</text:p>
          </table:table-cell>
          <table:table-cell office:value-type="float" office:value="25.5674124" calcext:value-type="float">
            <text:p>25.5674124</text:p>
          </table:table-cell>
          <table:table-cell office:value-type="float" office:value="22.6513143" calcext:value-type="float">
            <text:p>22.6513143</text:p>
          </table:table-cell>
        </table:table-row>
        <table:table-row table:style-name="ro1">
          <table:table-cell office:value-type="string" calcext:value-type="string">
            <text:p>C20orf196</text:p>
          </table:table-cell>
          <table:table-cell office:value-type="float" office:value="0.9203435" calcext:value-type="float">
            <text:p>0.9203435</text:p>
          </table:table-cell>
          <table:table-cell office:value-type="float" office:value="0.6271862" calcext:value-type="float">
            <text:p>0.6271862</text:p>
          </table:table-cell>
        </table:table-row>
        <table:table-row table:style-name="ro1">
          <table:table-cell office:value-type="string" calcext:value-type="string">
            <text:p>C7orf49</text:p>
          </table:table-cell>
          <table:table-cell office:value-type="float" office:value="7.2076643" calcext:value-type="float">
            <text:p>7.2076643</text:p>
          </table:table-cell>
          <table:table-cell office:value-type="float" office:value="4.6208348" calcext:value-type="float">
            <text:p>4.6208348</text:p>
          </table:table-cell>
        </table:table-row>
        <table:table-row table:style-name="ro1">
          <table:table-cell office:value-type="string" calcext:value-type="string">
            <text:p>C9orf142</text:p>
          </table:table-cell>
          <table:table-cell office:value-type="float" office:value="436.8022635" calcext:value-type="float">
            <text:p>436.8022635</text:p>
          </table:table-cell>
          <table:table-cell office:value-type="float" office:value="378.7468389" calcext:value-type="float">
            <text:p>378.7468389</text:p>
          </table:table-cell>
        </table:table-row>
        <table:table-row table:style-name="ro1">
          <table:table-cell office:value-type="string" calcext:value-type="string">
            <text:p>CABIN1</text:p>
          </table:table-cell>
          <table:table-cell office:value-type="float" office:value="10.9507927" calcext:value-type="float">
            <text:p>10.9507927</text:p>
          </table:table-cell>
          <table:table-cell office:value-type="float" office:value="5.6791527" calcext:value-type="float">
            <text:p>5.6791527</text:p>
          </table:table-cell>
        </table:table-row>
        <table:table-row table:style-name="ro1">
          <table:table-cell office:value-type="string" calcext:value-type="string">
            <text:p>CALM3</text:p>
          </table:table-cell>
          <table:table-cell office:value-type="float" office:value="634.9814157" calcext:value-type="float">
            <text:p>634.9814157</text:p>
          </table:table-cell>
          <table:table-cell office:value-type="float" office:value="419.0396923" calcext:value-type="float">
            <text:p>419.0396923</text:p>
          </table:table-cell>
        </table:table-row>
        <table:table-row table:style-name="ro1">
          <table:table-cell office:value-type="string" calcext:value-type="string">
            <text:p>CAPZA1</text:p>
          </table:table-cell>
          <table:table-cell office:value-type="float" office:value="50.2993925" calcext:value-type="float">
            <text:p>50.2993925</text:p>
          </table:table-cell>
          <table:table-cell office:value-type="float" office:value="20.5223076" calcext:value-type="float">
            <text:p>20.5223076</text:p>
          </table:table-cell>
        </table:table-row>
        <table:table-row table:style-name="ro1">
          <table:table-cell office:value-type="string" calcext:value-type="string">
            <text:p>CAPZB</text:p>
          </table:table-cell>
          <table:table-cell office:value-type="float" office:value="31.9924003" calcext:value-type="float">
            <text:p>31.9924003</text:p>
          </table:table-cell>
          <table:table-cell office:value-type="float" office:value="11.4311894" calcext:value-type="float">
            <text:p>11.4311894</text:p>
          </table:table-cell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4.7400996" calcext:value-type="float">
            <text:p>44.7400996</text:p>
          </table:table-cell>
          <table:table-cell office:value-type="float" office:value="24.068623" calcext:value-type="float">
            <text:p>24.068623</text:p>
          </table:table-cell>
        </table:table-row>
        <table:table-row table:style-name="ro1">
          <table:table-cell office:value-type="string" calcext:value-type="string">
            <text:p>CCAR1</text:p>
          </table:table-cell>
          <table:table-cell office:value-type="float" office:value="17.4985039" calcext:value-type="float">
            <text:p>17.4985039</text:p>
          </table:table-cell>
          <table:table-cell office:value-type="float" office:value="6.251029" calcext:value-type="float">
            <text:p>6.251029</text:p>
          </table:table-cell>
        </table:table-row>
        <table:table-row table:style-name="ro1">
          <table:table-cell office:value-type="string" calcext:value-type="string">
            <text:p>CCNA1</text:p>
          </table:table-cell>
          <table:table-cell office:value-type="float" office:value="14.0448349" calcext:value-type="float">
            <text:p>14.0448349</text:p>
          </table:table-cell>
          <table:table-cell office:value-type="float" office:value="47.8754478" calcext:value-type="float">
            <text:p>47.8754478</text:p>
          </table:table-cell>
        </table:table-row>
        <table:table-row table:style-name="ro1">
          <table:table-cell office:value-type="string" calcext:value-type="string">
            <text:p>CCNA2</text:p>
          </table:table-cell>
          <table:table-cell office:value-type="float" office:value="62.4722041" calcext:value-type="float">
            <text:p>62.4722041</text:p>
          </table:table-cell>
          <table:table-cell office:value-type="float" office:value="57.2599263" calcext:value-type="float">
            <text:p>57.2599263</text:p>
          </table:table-cell>
        </table:table-row>
        <table:table-row table:style-name="ro1">
          <table:table-cell office:value-type="string" calcext:value-type="string">
            <text:p>CCNB1</text:p>
          </table:table-cell>
          <table:table-cell office:value-type="float" office:value="84.2347612" calcext:value-type="float">
            <text:p>84.2347612</text:p>
          </table:table-cell>
          <table:table-cell office:value-type="float" office:value="68.045924" calcext:value-type="float">
            <text:p>68.045924</text:p>
          </table:table-cell>
        </table:table-row>
        <table:table-row table:style-name="ro1">
          <table:table-cell office:value-type="string" calcext:value-type="string">
            <text:p>CCNB2</text:p>
          </table:table-cell>
          <table:table-cell office:value-type="float" office:value="20.5945252" calcext:value-type="float">
            <text:p>20.5945252</text:p>
          </table:table-cell>
          <table:table-cell office:value-type="float" office:value="17.9817039" calcext:value-type="float">
            <text:p>17.9817039</text:p>
          </table:table-cell>
        </table:table-row>
        <table:table-row table:style-name="ro1">
          <table:table-cell office:value-type="string" calcext:value-type="string">
            <text:p>CCNB3</text:p>
          </table:table-cell>
          <table:table-cell office:value-type="float" office:value="0.1471865" calcext:value-type="float">
            <text:p>0.1471865</text:p>
          </table:table-cell>
          <table:table-cell office:value-type="float" office:value="0.2098685" calcext:value-type="float">
            <text:p>0.2098685</text:p>
          </table:table-cell>
        </table:table-row>
        <table:table-row table:style-name="ro1">
          <table:table-cell office:value-type="string" calcext:value-type="string">
            <text:p>CCNC</text:p>
          </table:table-cell>
          <table:table-cell office:value-type="float" office:value="39.2030223" calcext:value-type="float">
            <text:p>39.2030223</text:p>
          </table:table-cell>
          <table:table-cell office:value-type="float" office:value="20.322994" calcext:value-type="float">
            <text:p>20.322994</text:p>
          </table:table-cell>
        </table:table-row>
        <table:table-row table:style-name="ro1">
          <table:table-cell office:value-type="string" calcext:value-type="string">
            <text:p>CCND1</text:p>
          </table:table-cell>
          <table:table-cell office:value-type="float" office:value="530.026721" calcext:value-type="float">
            <text:p>530.026721</text:p>
          </table:table-cell>
          <table:table-cell office:value-type="float" office:value="742.5992294" calcext:value-type="float">
            <text:p>742.5992294</text:p>
          </table:table-cell>
        </table:table-row>
        <table:table-row table:style-name="ro1">
          <table:table-cell office:value-type="string" calcext:value-type="string">
            <text:p>CCND2</text:p>
          </table:table-cell>
          <table:table-cell office:value-type="float" office:value="73.0543976" calcext:value-type="float">
            <text:p>73.0543976</text:p>
          </table:table-cell>
          <table:table-cell office:value-type="float" office:value="107.1631634" calcext:value-type="float">
            <text:p>107.1631634</text:p>
          </table:table-cell>
        </table:table-row>
        <table:table-row table:style-name="ro1">
          <table:table-cell office:value-type="string" calcext:value-type="string">
            <text:p>CCND3</text:p>
          </table:table-cell>
          <table:table-cell office:value-type="float" office:value="14.4027402" calcext:value-type="float">
            <text:p>14.4027402</text:p>
          </table:table-cell>
          <table:table-cell office:value-type="float" office:value="12.5526352" calcext:value-type="float">
            <text:p>12.5526352</text:p>
          </table:table-cell>
        </table:table-row>
        <table:table-row table:style-name="ro1">
          <table:table-cell office:value-type="string" calcext:value-type="string">
            <text:p>CCNE1</text:p>
          </table:table-cell>
          <table:table-cell office:value-type="float" office:value="21.7221554" calcext:value-type="float">
            <text:p>21.7221554</text:p>
          </table:table-cell>
          <table:table-cell office:value-type="float" office:value="49.1898804" calcext:value-type="float">
            <text:p>49.1898804</text:p>
          </table:table-cell>
        </table:table-row>
        <table:table-row table:style-name="ro1">
          <table:table-cell office:value-type="string" calcext:value-type="string">
            <text:p>CCNF</text:p>
          </table:table-cell>
          <table:table-cell office:value-type="float" office:value="28.5803955" calcext:value-type="float">
            <text:p>28.5803955</text:p>
          </table:table-cell>
          <table:table-cell office:value-type="float" office:value="40.5731294" calcext:value-type="float">
            <text:p>40.5731294</text:p>
          </table:table-cell>
        </table:table-row>
        <table:table-row table:style-name="ro1">
          <table:table-cell office:value-type="string" calcext:value-type="string">
            <text:p>CCNH</text:p>
          </table:table-cell>
          <table:table-cell office:value-type="float" office:value="20.4475884" calcext:value-type="float">
            <text:p>20.4475884</text:p>
          </table:table-cell>
          <table:table-cell office:value-type="float" office:value="10.1782505" calcext:value-type="float">
            <text:p>10.1782505</text:p>
          </table:table-cell>
        </table:table-row>
        <table:table-row table:style-name="ro1">
          <table:table-cell office:value-type="string" calcext:value-type="string">
            <text:p>CCNO</text:p>
          </table:table-cell>
          <table:table-cell office:value-type="float" office:value="67.491946" calcext:value-type="float">
            <text:p>67.491946</text:p>
          </table:table-cell>
          <table:table-cell office:value-type="float" office:value="139.7265382" calcext:value-type="float">
            <text:p>139.7265382</text:p>
          </table:table-cell>
        </table:table-row>
        <table:table-row table:style-name="ro1">
          <table:table-cell office:value-type="string" calcext:value-type="string">
            <text:p>CDC25A</text:p>
          </table:table-cell>
          <table:table-cell office:value-type="float" office:value="5.9416432" calcext:value-type="float">
            <text:p>5.9416432</text:p>
          </table:table-cell>
          <table:table-cell office:value-type="float" office:value="4.9782403" calcext:value-type="float">
            <text:p>4.9782403</text:p>
          </table:table-cell>
        </table:table-row>
        <table:table-row table:style-name="ro1">
          <table:table-cell office:value-type="string" calcext:value-type="string">
            <text:p>CDC25B</text:p>
          </table:table-cell>
          <table:table-cell office:value-type="float" office:value="95.5841459" calcext:value-type="float">
            <text:p>95.5841459</text:p>
          </table:table-cell>
          <table:table-cell office:value-type="float" office:value="81.3859044" calcext:value-type="float">
            <text:p>81.3859044</text:p>
          </table:table-cell>
        </table:table-row>
        <table:table-row table:style-name="ro1">
          <table:table-cell office:value-type="string" calcext:value-type="string">
            <text:p>CDC25C</text:p>
          </table:table-cell>
          <table:table-cell office:value-type="float" office:value="1.9867236" calcext:value-type="float">
            <text:p>1.9867236</text:p>
          </table:table-cell>
          <table:table-cell office:value-type="float" office:value="1.7807398" calcext:value-type="float">
            <text:p>1.7807398</text:p>
          </table:table-cell>
        </table:table-row>
        <table:table-row table:style-name="ro1">
          <table:table-cell office:value-type="string" calcext:value-type="string">
            <text:p>CDC5L</text:p>
          </table:table-cell>
          <table:table-cell office:value-type="float" office:value="18.3181667" calcext:value-type="float">
            <text:p>18.3181667</text:p>
          </table:table-cell>
          <table:table-cell office:value-type="float" office:value="7.5104521" calcext:value-type="float">
            <text:p>7.5104521</text:p>
          </table:table-cell>
        </table:table-row>
        <table:table-row table:style-name="ro1">
          <table:table-cell office:value-type="string" calcext:value-type="string">
            <text:p>CDC6</text:p>
          </table:table-cell>
          <table:table-cell office:value-type="float" office:value="28.9543322" calcext:value-type="float">
            <text:p>28.9543322</text:p>
          </table:table-cell>
          <table:table-cell office:value-type="float" office:value="53.7963094" calcext:value-type="float">
            <text:p>53.7963094</text:p>
          </table:table-cell>
        </table:table-row>
        <table:table-row table:style-name="ro1">
          <table:table-cell office:value-type="string" calcext:value-type="string">
            <text:p>CDCA5</text:p>
          </table:table-cell>
          <table:table-cell office:value-type="float" office:value="29.5119466" calcext:value-type="float">
            <text:p>29.5119466</text:p>
          </table:table-cell>
          <table:table-cell office:value-type="float" office:value="25.9503993" calcext:value-type="float">
            <text:p>25.9503993</text:p>
          </table:table-cell>
        </table:table-row>
        <table:table-row table:style-name="ro1">
          <table:table-cell office:value-type="string" calcext:value-type="string">
            <text:p>CDK10</text:p>
          </table:table-cell>
          <table:table-cell office:value-type="float" office:value="62.6469847" calcext:value-type="float">
            <text:p>62.6469847</text:p>
          </table:table-cell>
          <table:table-cell office:value-type="float" office:value="50.3512539" calcext:value-type="float">
            <text:p>50.3512539</text:p>
          </table:table-cell>
        </table:table-row>
        <table:table-row table:style-name="ro1">
          <table:table-cell office:value-type="string" calcext:value-type="string">
            <text:p>CDK12</text:p>
          </table:table-cell>
          <table:table-cell office:value-type="float" office:value="11.8611698" calcext:value-type="float">
            <text:p>11.8611698</text:p>
          </table:table-cell>
          <table:table-cell office:value-type="float" office:value="13.9046651" calcext:value-type="float">
            <text:p>13.9046651</text:p>
          </table:table-cell>
        </table:table-row>
        <table:table-row table:style-name="ro1">
          <table:table-cell office:value-type="string" calcext:value-type="string">
            <text:p>CDK2</text:p>
          </table:table-cell>
          <table:table-cell office:value-type="float" office:value="167.5169871" calcext:value-type="float">
            <text:p>167.5169871</text:p>
          </table:table-cell>
          <table:table-cell office:value-type="float" office:value="308.8109615" calcext:value-type="float">
            <text:p>308.8109615</text:p>
          </table:table-cell>
        </table:table-row>
        <table:table-row table:style-name="ro1">
          <table:table-cell office:value-type="string" calcext:value-type="string">
            <text:p>CDK4</text:p>
          </table:table-cell>
          <table:table-cell office:value-type="float" office:value="365.1939939" calcext:value-type="float">
            <text:p>365.1939939</text:p>
          </table:table-cell>
          <table:table-cell office:value-type="float" office:value="782.7052" calcext:value-type="float">
            <text:p>782.7052</text:p>
          </table:table-cell>
        </table:table-row>
        <table:table-row table:style-name="ro1">
          <table:table-cell office:value-type="string" calcext:value-type="string">
            <text:p>CDK7</text:p>
          </table:table-cell>
          <table:table-cell office:value-type="float" office:value="5.4834893" calcext:value-type="float">
            <text:p>5.4834893</text:p>
          </table:table-cell>
          <table:table-cell office:value-type="float" office:value="2.697188" calcext:value-type="float">
            <text:p>2.697188</text:p>
          </table:table-cell>
        </table:table-row>
        <table:table-row table:style-name="ro1">
          <table:table-cell office:value-type="string" calcext:value-type="string">
            <text:p>CDKN1A</text:p>
          </table:table-cell>
          <table:table-cell office:value-type="float" office:value="325.6896309" calcext:value-type="float">
            <text:p>325.6896309</text:p>
          </table:table-cell>
          <table:table-cell office:value-type="float" office:value="326.4370037" calcext:value-type="float">
            <text:p>326.4370037</text:p>
          </table:table-cell>
        </table:table-row>
        <table:table-row table:style-name="ro1">
          <table:table-cell office:value-type="string" calcext:value-type="string">
            <text:p>CDKN2A</text:p>
          </table:table-cell>
          <table:table-cell office:value-type="float" office:value="27.5858136" calcext:value-type="float">
            <text:p>27.5858136</text:p>
          </table:table-cell>
          <table:table-cell office:value-type="float" office:value="61.020568" calcext:value-type="float">
            <text:p>61.020568</text:p>
          </table:table-cell>
        </table:table-row>
        <table:table-row table:style-name="ro1">
          <table:table-cell office:value-type="string" calcext:value-type="string">
            <text:p>CDKN2D</text:p>
          </table:table-cell>
          <table:table-cell office:value-type="float" office:value="82.169294" calcext:value-type="float">
            <text:p>82.169294</text:p>
          </table:table-cell>
          <table:table-cell office:value-type="float" office:value="72.978795" calcext:value-type="float">
            <text:p>72.978795</text:p>
          </table:table-cell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2.424658" calcext:value-type="float">
            <text:p>2.424658</text:p>
          </table:table-cell>
          <table:table-cell office:value-type="float" office:value="1.1042014" calcext:value-type="float">
            <text:p>1.1042014</text:p>
          </table:table-cell>
        </table:table-row>
        <table:table-row table:style-name="ro1">
          <table:table-cell office:value-type="string" calcext:value-type="string">
            <text:p>CELF1</text:p>
          </table:table-cell>
          <table:table-cell office:value-type="float" office:value="23.4713042" calcext:value-type="float">
            <text:p>23.4713042</text:p>
          </table:table-cell>
          <table:table-cell office:value-type="float" office:value="7.7821213" calcext:value-type="float">
            <text:p>7.7821213</text:p>
          </table:table-cell>
        </table:table-row>
        <table:table-row table:style-name="ro1">
          <table:table-cell office:value-type="string" calcext:value-type="string">
            <text:p>CENPO</text:p>
          </table:table-cell>
          <table:table-cell office:value-type="float" office:value="10.4393314" calcext:value-type="float">
            <text:p>10.4393314</text:p>
          </table:table-cell>
          <table:table-cell office:value-type="float" office:value="5.1035813" calcext:value-type="float">
            <text:p>5.1035813</text:p>
          </table:table-cell>
        </table:table-row>
        <table:table-row table:style-name="ro1">
          <table:table-cell office:value-type="string" calcext:value-type="string">
            <text:p>CETN2</text:p>
          </table:table-cell>
          <table:table-cell office:value-type="float" office:value="331.7027046" calcext:value-type="float">
            <text:p>331.7027046</text:p>
          </table:table-cell>
          <table:table-cell office:value-type="float" office:value="217.310324" calcext:value-type="float">
            <text:p>217.310324</text:p>
          </table:table-cell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13.0048601" calcext:value-type="float">
            <text:p>13.0048601</text:p>
          </table:table-cell>
          <table:table-cell office:value-type="float" office:value="8.0722314" calcext:value-type="float">
            <text:p>8.0722314</text:p>
          </table:table-cell>
        </table:table-row>
        <table:table-row table:style-name="ro1">
          <table:table-cell office:value-type="string" calcext:value-type="string">
            <text:p>CHEK1</text:p>
          </table:table-cell>
          <table:table-cell office:value-type="float" office:value="6.6740723" calcext:value-type="float">
            <text:p>6.6740723</text:p>
          </table:table-cell>
          <table:table-cell office:value-type="float" office:value="4.1608888" calcext:value-type="float">
            <text:p>4.1608888</text:p>
          </table:table-cell>
        </table:table-row>
        <table:table-row table:style-name="ro1">
          <table:table-cell office:value-type="string" calcext:value-type="string">
            <text:p>CHEK2</text:p>
          </table:table-cell>
          <table:table-cell office:value-type="float" office:value="4.5843514" calcext:value-type="float">
            <text:p>4.5843514</text:p>
          </table:table-cell>
          <table:table-cell office:value-type="float" office:value="3.2076892" calcext:value-type="float">
            <text:p>3.2076892</text:p>
          </table:table-cell>
        </table:table-row>
        <table:table-row table:style-name="ro1">
          <table:table-cell office:value-type="string" calcext:value-type="string">
            <text:p>CHERP</text:p>
          </table:table-cell>
          <table:table-cell office:value-type="float" office:value="58.280972" calcext:value-type="float">
            <text:p>58.280972</text:p>
          </table:table-cell>
          <table:table-cell office:value-type="float" office:value="25.8574385" calcext:value-type="float">
            <text:p>25.8574385</text:p>
          </table:table-cell>
        </table:table-row>
        <table:table-row table:style-name="ro1">
          <table:table-cell office:value-type="string" calcext:value-type="string">
            <text:p>CHRAC1</text:p>
          </table:table-cell>
          <table:table-cell office:value-type="float" office:value="133.493435" calcext:value-type="float">
            <text:p>133.493435</text:p>
          </table:table-cell>
          <table:table-cell office:value-type="float" office:value="71.5186897" calcext:value-type="float">
            <text:p>71.5186897</text:p>
          </table:table-cell>
        </table:table-row>
        <table:table-row table:style-name="ro1">
          <table:table-cell office:value-type="string" calcext:value-type="string">
            <text:p>CHTF18</text:p>
          </table:table-cell>
          <table:table-cell office:value-type="float" office:value="35.3174223" calcext:value-type="float">
            <text:p>35.3174223</text:p>
          </table:table-cell>
          <table:table-cell office:value-type="float" office:value="30.9811188" calcext:value-type="float">
            <text:p>30.9811188</text:p>
          </table:table-cell>
        </table:table-row>
        <table:table-row table:style-name="ro1">
          <table:table-cell office:value-type="string" calcext:value-type="string">
            <text:p>CHTF8</text:p>
          </table:table-cell>
          <table:table-cell office:value-type="float" office:value="107.3879026" calcext:value-type="float">
            <text:p>107.3879026</text:p>
          </table:table-cell>
          <table:table-cell office:value-type="float" office:value="38.3566784" calcext:value-type="float">
            <text:p>38.3566784</text:p>
          </table:table-cell>
        </table:table-row>
        <table:table-row table:style-name="ro1">
          <table:table-cell office:value-type="string" calcext:value-type="string">
            <text:p>CIB1</text:p>
          </table:table-cell>
          <table:table-cell office:value-type="float" office:value="662.6073843" calcext:value-type="float">
            <text:p>662.6073843</text:p>
          </table:table-cell>
          <table:table-cell office:value-type="float" office:value="490.7299772" calcext:value-type="float">
            <text:p>490.7299772</text:p>
          </table:table-cell>
        </table:table-row>
        <table:table-row table:style-name="ro1">
          <table:table-cell office:value-type="string" calcext:value-type="string">
            <text:p>CIRBP</text:p>
          </table:table-cell>
          <table:table-cell office:value-type="float" office:value="337.895046" calcext:value-type="float">
            <text:p>337.895046</text:p>
          </table:table-cell>
          <table:table-cell office:value-type="float" office:value="259.370995" calcext:value-type="float">
            <text:p>259.370995</text:p>
          </table:table-cell>
        </table:table-row>
        <table:table-row table:style-name="ro1">
          <table:table-cell office:value-type="string" calcext:value-type="string">
            <text:p>CLASP2</text:p>
          </table:table-cell>
          <table:table-cell office:value-type="float" office:value="5.0178774" calcext:value-type="float">
            <text:p>5.0178774</text:p>
          </table:table-cell>
          <table:table-cell office:value-type="float" office:value="5.953993" calcext:value-type="float">
            <text:p>5.953993</text:p>
          </table:table-cell>
        </table:table-row>
        <table:table-row table:style-name="ro1">
          <table:table-cell office:value-type="string" calcext:value-type="string">
            <text:p>CLK2</text:p>
          </table:table-cell>
          <table:table-cell office:value-type="float" office:value="43.967791" calcext:value-type="float">
            <text:p>43.967791</text:p>
          </table:table-cell>
          <table:table-cell office:value-type="float" office:value="21.6939339" calcext:value-type="float">
            <text:p>21.6939339</text:p>
          </table:table-cell>
        </table:table-row>
        <table:table-row table:style-name="ro1">
          <table:table-cell office:value-type="string" calcext:value-type="string">
            <text:p>CLSPN</text:p>
          </table:table-cell>
          <table:table-cell office:value-type="float" office:value="4.4617847" calcext:value-type="float">
            <text:p>4.4617847</text:p>
          </table:table-cell>
          <table:table-cell office:value-type="float" office:value="4.1993323" calcext:value-type="float">
            <text:p>4.1993323</text:p>
          </table:table-cell>
        </table:table-row>
        <table:table-row table:style-name="ro1">
          <table:table-cell office:value-type="string" calcext:value-type="string">
            <text:p>CNOT1</text:p>
          </table:table-cell>
          <table:table-cell office:value-type="float" office:value="32.6408794" calcext:value-type="float">
            <text:p>32.6408794</text:p>
          </table:table-cell>
          <table:table-cell office:value-type="float" office:value="14.1251431" calcext:value-type="float">
            <text:p>14.1251431</text:p>
          </table:table-cell>
        </table:table-row>
        <table:table-row table:style-name="ro1">
          <table:table-cell office:value-type="string" calcext:value-type="string">
            <text:p>CNOT10</text:p>
          </table:table-cell>
          <table:table-cell office:value-type="float" office:value="6.2875836" calcext:value-type="float">
            <text:p>6.2875836</text:p>
          </table:table-cell>
          <table:table-cell office:value-type="float" office:value="1.9399056" calcext:value-type="float">
            <text:p>1.9399056</text:p>
          </table:table-cell>
        </table:table-row>
        <table:table-row table:style-name="ro1">
          <table:table-cell office:value-type="string" calcext:value-type="string">
            <text:p>CNOT2</text:p>
          </table:table-cell>
          <table:table-cell office:value-type="float" office:value="11.2310259" calcext:value-type="float">
            <text:p>11.2310259</text:p>
          </table:table-cell>
          <table:table-cell office:value-type="float" office:value="7.6952699" calcext:value-type="float">
            <text:p>7.6952699</text:p>
          </table:table-cell>
        </table:table-row>
        <table:table-row table:style-name="ro1">
          <table:table-cell office:value-type="string" calcext:value-type="string">
            <text:p>CNOT3</text:p>
          </table:table-cell>
          <table:table-cell office:value-type="float" office:value="61.4807653" calcext:value-type="float">
            <text:p>61.4807653</text:p>
          </table:table-cell>
          <table:table-cell office:value-type="float" office:value="26.3611693" calcext:value-type="float">
            <text:p>26.3611693</text:p>
          </table:table-cell>
        </table:table-row>
        <table:table-row table:style-name="ro1">
          <table:table-cell office:value-type="string" calcext:value-type="string">
            <text:p>CNOT7</text:p>
          </table:table-cell>
          <table:table-cell office:value-type="float" office:value="67.4450876" calcext:value-type="float">
            <text:p>67.4450876</text:p>
          </table:table-cell>
          <table:table-cell office:value-type="float" office:value="27.6943795" calcext:value-type="float">
            <text:p>27.6943795</text:p>
          </table:table-cell>
        </table:table-row>
        <table:table-row table:style-name="ro1">
          <table:table-cell office:value-type="string" calcext:value-type="string">
            <text:p>COPS2</text:p>
          </table:table-cell>
          <table:table-cell office:value-type="float" office:value="26.9002682" calcext:value-type="float">
            <text:p>26.9002682</text:p>
          </table:table-cell>
          <table:table-cell office:value-type="float" office:value="11.009628" calcext:value-type="float">
            <text:p>11.009628</text:p>
          </table:table-cell>
        </table:table-row>
        <table:table-row table:style-name="ro1">
          <table:table-cell office:value-type="string" calcext:value-type="string">
            <text:p>COPS3</text:p>
          </table:table-cell>
          <table:table-cell office:value-type="float" office:value="27.9883551" calcext:value-type="float">
            <text:p>27.9883551</text:p>
          </table:table-cell>
          <table:table-cell office:value-type="float" office:value="11.0293983" calcext:value-type="float">
            <text:p>11.0293983</text:p>
          </table:table-cell>
        </table:table-row>
        <table:table-row table:style-name="ro1">
          <table:table-cell office:value-type="string" calcext:value-type="string">
            <text:p>COPS4</text:p>
          </table:table-cell>
          <table:table-cell office:value-type="float" office:value="16.4236833" calcext:value-type="float">
            <text:p>16.4236833</text:p>
          </table:table-cell>
          <table:table-cell office:value-type="float" office:value="6.4331415" calcext:value-type="float">
            <text:p>6.4331415</text:p>
          </table:table-cell>
        </table:table-row>
        <table:table-row table:style-name="ro1">
          <table:table-cell office:value-type="string" calcext:value-type="string">
            <text:p>COPS5</text:p>
          </table:table-cell>
          <table:table-cell office:value-type="float" office:value="28.3342499" calcext:value-type="float">
            <text:p>28.3342499</text:p>
          </table:table-cell>
          <table:table-cell office:value-type="float" office:value="13.0354801" calcext:value-type="float">
            <text:p>13.0354801</text:p>
          </table:table-cell>
        </table:table-row>
        <table:table-row table:style-name="ro1">
          <table:table-cell office:value-type="string" calcext:value-type="string">
            <text:p>COPS6</text:p>
          </table:table-cell>
          <table:table-cell office:value-type="float" office:value="678.1584463" calcext:value-type="float">
            <text:p>678.1584463</text:p>
          </table:table-cell>
          <table:table-cell office:value-type="float" office:value="358.2016606" calcext:value-type="float">
            <text:p>358.2016606</text:p>
          </table:table-cell>
        </table:table-row>
        <table:table-row table:style-name="ro1">
          <table:table-cell office:value-type="string" calcext:value-type="string">
            <text:p>COPS7A</text:p>
          </table:table-cell>
          <table:table-cell office:value-type="float" office:value="204.7508433" calcext:value-type="float">
            <text:p>204.7508433</text:p>
          </table:table-cell>
          <table:table-cell office:value-type="float" office:value="90.8454354" calcext:value-type="float">
            <text:p>90.8454354</text:p>
          </table:table-cell>
        </table:table-row>
        <table:table-row table:style-name="ro1">
          <table:table-cell office:value-type="string" calcext:value-type="string">
            <text:p>COPS7B</text:p>
          </table:table-cell>
          <table:table-cell office:value-type="float" office:value="25.1343532" calcext:value-type="float">
            <text:p>25.1343532</text:p>
          </table:table-cell>
          <table:table-cell office:value-type="float" office:value="8.6366184" calcext:value-type="float">
            <text:p>8.6366184</text:p>
          </table:table-cell>
        </table:table-row>
        <table:table-row table:style-name="ro1">
          <table:table-cell office:value-type="string" calcext:value-type="string">
            <text:p>COPS8</text:p>
          </table:table-cell>
          <table:table-cell office:value-type="float" office:value="63.4653324" calcext:value-type="float">
            <text:p>63.4653324</text:p>
          </table:table-cell>
          <table:table-cell office:value-type="float" office:value="29.6556809" calcext:value-type="float">
            <text:p>29.6556809</text:p>
          </table:table-cell>
        </table:table-row>
        <table:table-row table:style-name="ro1">
          <table:table-cell office:value-type="string" calcext:value-type="string">
            <text:p>CPSF4</text:p>
          </table:table-cell>
          <table:table-cell office:value-type="float" office:value="31.0470655" calcext:value-type="float">
            <text:p>31.0470655</text:p>
          </table:table-cell>
          <table:table-cell office:value-type="float" office:value="16.6634077" calcext:value-type="float">
            <text:p>16.6634077</text:p>
          </table:table-cell>
        </table:table-row>
        <table:table-row table:style-name="ro1">
          <table:table-cell office:value-type="string" calcext:value-type="string">
            <text:p>CREB1</text:p>
          </table:table-cell>
          <table:table-cell office:value-type="float" office:value="12.0211385" calcext:value-type="float">
            <text:p>12.0211385</text:p>
          </table:table-cell>
          <table:table-cell office:value-type="float" office:value="4.9667024" calcext:value-type="float">
            <text:p>4.9667024</text:p>
          </table:table-cell>
        </table:table-row>
        <table:table-row table:style-name="ro1">
          <table:table-cell office:value-type="string" calcext:value-type="string">
            <text:p>CRY1</text:p>
          </table:table-cell>
          <table:table-cell office:value-type="float" office:value="4.3250829" calcext:value-type="float">
            <text:p>4.3250829</text:p>
          </table:table-cell>
          <table:table-cell office:value-type="float" office:value="2.0090018" calcext:value-type="float">
            <text:p>2.0090018</text:p>
          </table:table-cell>
        </table:table-row>
        <table:table-row table:style-name="ro1">
          <table:table-cell office:value-type="string" calcext:value-type="string">
            <text:p>CRY2</text:p>
          </table:table-cell>
          <table:table-cell office:value-type="float" office:value="27.6999423" calcext:value-type="float">
            <text:p>27.6999423</text:p>
          </table:table-cell>
          <table:table-cell office:value-type="float" office:value="26.1087168" calcext:value-type="float">
            <text:p>26.1087168</text:p>
          </table:table-cell>
        </table:table-row>
        <table:table-row table:style-name="ro1">
          <table:table-cell office:value-type="string" calcext:value-type="string">
            <text:p>CSNK1D</text:p>
          </table:table-cell>
          <table:table-cell office:value-type="float" office:value="96.7077804" calcext:value-type="float">
            <text:p>96.7077804</text:p>
          </table:table-cell>
          <table:table-cell office:value-type="float" office:value="35.1088756" calcext:value-type="float">
            <text:p>35.1088756</text:p>
          </table:table-cell>
        </table:table-row>
        <table:table-row table:style-name="ro1">
          <table:table-cell office:value-type="string" calcext:value-type="string">
            <text:p>CSNK1E</text:p>
          </table:table-cell>
          <table:table-cell office:value-type="float" office:value="20.0314911" calcext:value-type="float">
            <text:p>20.0314911</text:p>
          </table:table-cell>
          <table:table-cell office:value-type="float" office:value="11.186467" calcext:value-type="float">
            <text:p>11.186467</text:p>
          </table:table-cell>
        </table:table-row>
        <table:table-row table:style-name="ro1">
          <table:table-cell office:value-type="string" calcext:value-type="string">
            <text:p>CSNK2A2</text:p>
          </table:table-cell>
          <table:table-cell office:value-type="float" office:value="13.8919206" calcext:value-type="float">
            <text:p>13.8919206</text:p>
          </table:table-cell>
          <table:table-cell office:value-type="float" office:value="5.7940208" calcext:value-type="float">
            <text:p>5.7940208</text:p>
          </table:table-cell>
        </table:table-row>
        <table:table-row table:style-name="ro1">
          <table:table-cell office:value-type="string" calcext:value-type="string">
            <text:p>CTC1</text:p>
          </table:table-cell>
          <table:table-cell office:value-type="float" office:value="25.4248396" calcext:value-type="float">
            <text:p>25.4248396</text:p>
          </table:table-cell>
          <table:table-cell office:value-type="float" office:value="14.1963345" calcext:value-type="float">
            <text:p>14.1963345</text:p>
          </table:table-cell>
        </table:table-row>
        <table:table-row table:style-name="ro1">
          <table:table-cell office:value-type="string" calcext:value-type="string">
            <text:p>CTNNBL1</text:p>
          </table:table-cell>
          <table:table-cell office:value-type="float" office:value="5.0698751" calcext:value-type="float">
            <text:p>5.0698751</text:p>
          </table:table-cell>
          <table:table-cell office:value-type="float" office:value="3.1070776" calcext:value-type="float">
            <text:p>3.1070776</text:p>
          </table:table-cell>
        </table:table-row>
        <table:table-row table:style-name="ro1">
          <table:table-cell office:value-type="string" calcext:value-type="string">
            <text:p>CUL1</text:p>
          </table:table-cell>
          <table:table-cell office:value-type="float" office:value="11.8494406" calcext:value-type="float">
            <text:p>11.8494406</text:p>
          </table:table-cell>
          <table:table-cell office:value-type="float" office:value="3.7189906" calcext:value-type="float">
            <text:p>3.7189906</text:p>
          </table:table-cell>
        </table:table-row>
        <table:table-row table:style-name="ro1">
          <table:table-cell office:value-type="string" calcext:value-type="string">
            <text:p>CUL3</text:p>
          </table:table-cell>
          <table:table-cell office:value-type="float" office:value="13.0283235" calcext:value-type="float">
            <text:p>13.0283235</text:p>
          </table:table-cell>
          <table:table-cell office:value-type="float" office:value="3.7799368" calcext:value-type="float">
            <text:p>3.7799368</text:p>
          </table:table-cell>
        </table:table-row>
        <table:table-row table:style-name="ro1">
          <table:table-cell office:value-type="string" calcext:value-type="string">
            <text:p>CUL4A</text:p>
          </table:table-cell>
          <table:table-cell office:value-type="float" office:value="30.4332405" calcext:value-type="float">
            <text:p>30.4332405</text:p>
          </table:table-cell>
          <table:table-cell office:value-type="float" office:value="30.0025737" calcext:value-type="float">
            <text:p>30.0025737</text:p>
          </table:table-cell>
        </table:table-row>
        <table:table-row table:style-name="ro1">
          <table:table-cell office:value-type="string" calcext:value-type="string">
            <text:p>CUL4B</text:p>
          </table:table-cell>
          <table:table-cell office:value-type="float" office:value="29.3653908" calcext:value-type="float">
            <text:p>29.3653908</text:p>
          </table:table-cell>
          <table:table-cell office:value-type="float" office:value="11.319578" calcext:value-type="float">
            <text:p>11.319578</text:p>
          </table:table-cell>
        </table:table-row>
        <table:table-row table:style-name="ro1">
          <table:table-cell office:value-type="string" calcext:value-type="string">
            <text:p>CUL5</text:p>
          </table:table-cell>
          <table:table-cell office:value-type="float" office:value="7.8585743" calcext:value-type="float">
            <text:p>7.8585743</text:p>
          </table:table-cell>
          <table:table-cell office:value-type="float" office:value="4.1207481" calcext:value-type="float">
            <text:p>4.1207481</text:p>
          </table:table-cell>
        </table:table-row>
        <table:table-row table:style-name="ro1">
          <table:table-cell office:value-type="string" calcext:value-type="string">
            <text:p>CWC27</text:p>
          </table:table-cell>
          <table:table-cell office:value-type="float" office:value="1.6875333" calcext:value-type="float">
            <text:p>1.6875333</text:p>
          </table:table-cell>
          <table:table-cell office:value-type="float" office:value="0.5644356" calcext:value-type="float">
            <text:p>0.5644356</text:p>
          </table:table-cell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165.6968748" calcext:value-type="float">
            <text:p>165.6968748</text:p>
          </table:table-cell>
          <table:table-cell office:value-type="float" office:value="90.2356795" calcext:value-type="float">
            <text:p>90.2356795</text:p>
          </table:table-cell>
        </table:table-row>
        <table:table-row table:style-name="ro1">
          <table:table-cell office:value-type="string" calcext:value-type="string">
            <text:p>CXorf57</text:p>
          </table:table-cell>
          <table:table-cell office:value-type="float" office:value="1.4774925" calcext:value-type="float">
            <text:p>1.4774925</text:p>
          </table:table-cell>
          <table:table-cell office:value-type="float" office:value="2.4878885" calcext:value-type="float">
            <text:p>2.4878885</text:p>
          </table:table-cell>
        </table:table-row>
        <table:table-row table:style-name="ro1">
          <table:table-cell office:value-type="string" calcext:value-type="string">
            <text:p>DAXX</text:p>
          </table:table-cell>
          <table:table-cell office:value-type="float" office:value="4895.0719014" calcext:value-type="float">
            <text:p>4895.0719014</text:p>
          </table:table-cell>
          <table:table-cell office:value-type="float" office:value="1628.7268653" calcext:value-type="float">
            <text:p>1628.7268653</text:p>
          </table:table-cell>
        </table:table-row>
        <table:table-row table:style-name="ro1">
          <table:table-cell office:value-type="string" calcext:value-type="string">
            <text:p>DAZAP1</text:p>
          </table:table-cell>
          <table:table-cell office:value-type="float" office:value="68.7130841" calcext:value-type="float">
            <text:p>68.7130841</text:p>
          </table:table-cell>
          <table:table-cell office:value-type="float" office:value="26.8961645" calcext:value-type="float">
            <text:p>26.8961645</text:p>
          </table:table-cell>
        </table:table-row>
        <table:table-row table:style-name="ro1">
          <table:table-cell office:value-type="string" calcext:value-type="string">
            <text:p>DBF4</text:p>
          </table:table-cell>
          <table:table-cell office:value-type="float" office:value="6.5854106" calcext:value-type="float">
            <text:p>6.5854106</text:p>
          </table:table-cell>
          <table:table-cell office:value-type="float" office:value="4.3709517" calcext:value-type="float">
            <text:p>4.3709517</text:p>
          </table:table-cell>
        </table:table-row>
        <table:table-row table:style-name="ro1">
          <table:table-cell office:value-type="string" calcext:value-type="string">
            <text:p>DCLRE1A</text:p>
          </table:table-cell>
          <table:table-cell office:value-type="float" office:value="15.8246105" calcext:value-type="float">
            <text:p>15.8246105</text:p>
          </table:table-cell>
          <table:table-cell office:value-type="float" office:value="7.1669069" calcext:value-type="float">
            <text:p>7.1669069</text:p>
          </table:table-cell>
        </table:table-row>
        <table:table-row table:style-name="ro1">
          <table:table-cell office:value-type="string" calcext:value-type="string">
            <text:p>DCLRE1B</text:p>
          </table:table-cell>
          <table:table-cell office:value-type="float" office:value="26.597701" calcext:value-type="float">
            <text:p>26.597701</text:p>
          </table:table-cell>
          <table:table-cell office:value-type="float" office:value="13.0343994" calcext:value-type="float">
            <text:p>13.0343994</text:p>
          </table:table-cell>
        </table:table-row>
        <table:table-row table:style-name="ro1">
          <table:table-cell office:value-type="string" calcext:value-type="string">
            <text:p>DCLRE1C</text:p>
          </table:table-cell>
          <table:table-cell office:value-type="float" office:value="4.7083714" calcext:value-type="float">
            <text:p>4.7083714</text:p>
          </table:table-cell>
          <table:table-cell office:value-type="float" office:value="3.3207714" calcext:value-type="float">
            <text:p>3.3207714</text:p>
          </table:table-cell>
        </table:table-row>
        <table:table-row table:style-name="ro1">
          <table:table-cell office:value-type="string" calcext:value-type="string">
            <text:p>DCP2</text:p>
          </table:table-cell>
          <table:table-cell office:value-type="float" office:value="16.0564762" calcext:value-type="float">
            <text:p>16.0564762</text:p>
          </table:table-cell>
          <table:table-cell office:value-type="float" office:value="10.0310607" calcext:value-type="float">
            <text:p>10.0310607</text:p>
          </table:table-cell>
        </table:table-row>
        <table:table-row table:style-name="ro1">
          <table:table-cell office:value-type="string" calcext:value-type="string">
            <text:p>DCPS</text:p>
          </table:table-cell>
          <table:table-cell office:value-type="float" office:value="10.4075441" calcext:value-type="float">
            <text:p>10.4075441</text:p>
          </table:table-cell>
          <table:table-cell office:value-type="float" office:value="11.1464942" calcext:value-type="float">
            <text:p>11.1464942</text:p>
          </table:table-cell>
        </table:table-row>
        <table:table-row table:style-name="ro1">
          <table:table-cell office:value-type="string" calcext:value-type="string">
            <text:p>DDB1</text:p>
          </table:table-cell>
          <table:table-cell office:value-type="float" office:value="132.3103104" calcext:value-type="float">
            <text:p>132.3103104</text:p>
          </table:table-cell>
          <table:table-cell office:value-type="float" office:value="49.5780284" calcext:value-type="float">
            <text:p>49.5780284</text:p>
          </table:table-cell>
        </table:table-row>
        <table:table-row table:style-name="ro1">
          <table:table-cell office:value-type="string" calcext:value-type="string">
            <text:p>DDB2</text:p>
          </table:table-cell>
          <table:table-cell office:value-type="float" office:value="24.6453096" calcext:value-type="float">
            <text:p>24.6453096</text:p>
          </table:table-cell>
          <table:table-cell office:value-type="float" office:value="17.2788316" calcext:value-type="float">
            <text:p>17.2788316</text:p>
          </table:table-cell>
        </table:table-row>
        <table:table-row table:style-name="ro1">
          <table:table-cell office:value-type="string" calcext:value-type="string">
            <text:p>DDIT4L</text:p>
          </table:table-cell>
          <table:table-cell office:value-type="float" office:value="28.3187291" calcext:value-type="float">
            <text:p>28.3187291</text:p>
          </table:table-cell>
          <table:table-cell office:value-type="float" office:value="97.9590707" calcext:value-type="float">
            <text:p>97.9590707</text:p>
          </table:table-cell>
        </table:table-row>
        <table:table-row table:style-name="ro1">
          <table:table-cell office:value-type="string" calcext:value-type="string">
            <text:p>DDX11</text:p>
          </table:table-cell>
          <table:table-cell office:value-type="float" office:value="15.2488881" calcext:value-type="float">
            <text:p>15.2488881</text:p>
          </table:table-cell>
          <table:table-cell office:value-type="float" office:value="10.779867" calcext:value-type="float">
            <text:p>10.779867</text:p>
          </table:table-cell>
        </table:table-row>
        <table:table-row table:style-name="ro1">
          <table:table-cell office:value-type="string" calcext:value-type="string">
            <text:p>DDX42</text:p>
          </table:table-cell>
          <table:table-cell office:value-type="float" office:value="54.0938531" calcext:value-type="float">
            <text:p>54.0938531</text:p>
          </table:table-cell>
          <table:table-cell office:value-type="float" office:value="16.9265629" calcext:value-type="float">
            <text:p>16.9265629</text:p>
          </table:table-cell>
        </table:table-row>
        <table:table-row table:style-name="ro1">
          <table:table-cell office:value-type="string" calcext:value-type="string">
            <text:p>DDX5</text:p>
          </table:table-cell>
          <table:table-cell office:value-type="float" office:value="1239.5249224" calcext:value-type="float">
            <text:p>1239.5249224</text:p>
          </table:table-cell>
          <table:table-cell office:value-type="float" office:value="446.6748539" calcext:value-type="float">
            <text:p>446.6748539</text:p>
          </table:table-cell>
        </table:table-row>
        <table:table-row table:style-name="ro1">
          <table:table-cell office:value-type="string" calcext:value-type="string">
            <text:p>DHX35</text:p>
          </table:table-cell>
          <table:table-cell office:value-type="float" office:value="4.0147609" calcext:value-type="float">
            <text:p>4.0147609</text:p>
          </table:table-cell>
          <table:table-cell office:value-type="float" office:value="1.7530336" calcext:value-type="float">
            <text:p>1.7530336</text:p>
          </table:table-cell>
        </table:table-row>
        <table:table-row table:style-name="ro1">
          <table:table-cell office:value-type="string" calcext:value-type="string">
            <text:p>DHX36</text:p>
          </table:table-cell>
          <table:table-cell office:value-type="float" office:value="16.7447146" calcext:value-type="float">
            <text:p>16.7447146</text:p>
          </table:table-cell>
          <table:table-cell office:value-type="float" office:value="6.9467526" calcext:value-type="float">
            <text:p>6.9467526</text:p>
          </table:table-cell>
        </table:table-row>
        <table:table-row table:style-name="ro1">
          <table:table-cell office:value-type="string" calcext:value-type="string">
            <text:p>DHX9</text:p>
          </table:table-cell>
          <table:table-cell office:value-type="float" office:value="73.5086976" calcext:value-type="float">
            <text:p>73.5086976</text:p>
          </table:table-cell>
          <table:table-cell office:value-type="float" office:value="17.7890929" calcext:value-type="float">
            <text:p>17.7890929</text:p>
          </table:table-cell>
        </table:table-row>
        <table:table-row table:style-name="ro1">
          <table:table-cell office:value-type="string" calcext:value-type="string">
            <text:p>DKC1</text:p>
          </table:table-cell>
          <table:table-cell office:value-type="float" office:value="106.1139775" calcext:value-type="float">
            <text:p>106.1139775</text:p>
          </table:table-cell>
          <table:table-cell office:value-type="float" office:value="53.3417602" calcext:value-type="float">
            <text:p>53.3417602</text:p>
          </table:table-cell>
        </table:table-row>
        <table:table-row table:style-name="ro1">
          <table:table-cell office:value-type="string" calcext:value-type="string">
            <text:p>DLGAP5</text:p>
          </table:table-cell>
          <table:table-cell office:value-type="float" office:value="7.2960676" calcext:value-type="float">
            <text:p>7.2960676</text:p>
          </table:table-cell>
          <table:table-cell office:value-type="float" office:value="6.5586648" calcext:value-type="float">
            <text:p>6.5586648</text:p>
          </table:table-cell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94.6105828" calcext:value-type="float">
            <text:p>94.6105828</text:p>
          </table:table-cell>
          <table:table-cell office:value-type="float" office:value="62.2454151" calcext:value-type="float">
            <text:p>62.2454151</text:p>
          </table:table-cell>
        </table:table-row>
        <table:table-row table:style-name="ro1">
          <table:table-cell office:value-type="string" calcext:value-type="string">
            <text:p>DMC1</text:p>
          </table:table-cell>
          <table:table-cell office:value-type="float" office:value="0.3324147" calcext:value-type="float">
            <text:p>0.3324147</text:p>
          </table:table-cell>
          <table:table-cell office:value-type="float" office:value="0.4608552" calcext:value-type="float">
            <text:p>0.4608552</text:p>
          </table:table-cell>
        </table:table-row>
        <table:table-row table:style-name="ro1">
          <table:table-cell office:value-type="string" calcext:value-type="string">
            <text:p>DNA2</text:p>
          </table:table-cell>
          <table:table-cell office:value-type="float" office:value="2.6502185" calcext:value-type="float">
            <text:p>2.6502185</text:p>
          </table:table-cell>
          <table:table-cell office:value-type="float" office:value="2.0172666" calcext:value-type="float">
            <text:p>2.0172666</text:p>
          </table:table-cell>
        </table:table-row>
        <table:table-row table:style-name="ro1">
          <table:table-cell office:value-type="string" calcext:value-type="string">
            <text:p>DNAJC8</text:p>
          </table:table-cell>
          <table:table-cell office:value-type="float" office:value="35.7729632" calcext:value-type="float">
            <text:p>35.7729632</text:p>
          </table:table-cell>
          <table:table-cell office:value-type="float" office:value="12.6445134" calcext:value-type="float">
            <text:p>12.6445134</text:p>
          </table:table-cell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18.2721099" calcext:value-type="float">
            <text:p>18.2721099</text:p>
          </table:table-cell>
          <table:table-cell office:value-type="float" office:value="10.106301" calcext:value-type="float">
            <text:p>10.106301</text:p>
          </table:table-cell>
        </table:table-row>
        <table:table-row table:style-name="ro1">
          <table:table-cell office:value-type="string" calcext:value-type="string">
            <text:p>DNTT</text:p>
          </table:table-cell>
          <table:table-cell office:value-type="float" office:value="0.8559863" calcext:value-type="float">
            <text:p>0.8559863</text:p>
          </table:table-cell>
          <table:table-cell office:value-type="float" office:value="16.2553752" calcext:value-type="float">
            <text:p>16.2553752</text:p>
          </table:table-cell>
        </table:table-row>
        <table:table-row table:style-name="ro1">
          <table:table-cell office:value-type="string" calcext:value-type="string">
            <text:p>DNTTIP1</text:p>
          </table:table-cell>
          <table:table-cell office:value-type="float" office:value="38.9389701" calcext:value-type="float">
            <text:p>38.9389701</text:p>
          </table:table-cell>
          <table:table-cell office:value-type="float" office:value="31.4297505" calcext:value-type="float">
            <text:p>31.4297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rita Maurya</meta:initial-creator>
    <meta:creation-date>2025-02-27T02:42:44.707452052</meta:creation-date>
    <dc:date>2025-02-27T02:43:40.213088257</dc:date>
    <dc:creator>Sarita Maurya</dc:creator>
    <meta:editing-duration>PT57S</meta:editing-duration>
    <meta:editing-cycles>1</meta:editing-cycles>
    <meta:document-statistic meta:table-count="1" meta:cell-count="543" meta:object-count="0"/>
    <meta:generator>LibreOffice/7.3.7.2$Linux_X86_64 LibreOffice_project/30$Build-2</meta:generator>
  </office:meta>
</office:document-meta>
</file>